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style:text-properties style:font-name="Aptos" fo:font-weight="bold" style:font-weight-asian="bold" style:font-weight-complex="bold"/>
    </style:style>
    <style:style style:name="P2" style:parent-style-name="NoSpacing" style:family="paragraph">
      <style:paragraph-properties fo:text-align="center"/>
    </style:style>
    <style:style style:name="T3" style:parent-style-name="DefaultParagraphFont" style:family="text">
      <style:text-properties style:font-name="Aptos" fo:font-weight="bold" style:font-weight-asian="bold" style:font-weight-complex="bold"/>
    </style:style>
    <style:style style:name="T4" style:parent-style-name="DefaultParagraphFont" style:family="text">
      <style:text-properties style:font-name="Arial" style:font-name-complex="Arial" fo:font-weight="bold" style:font-weight-asian="bold" style:font-weight-complex="bold"/>
    </style:style>
    <style:style style:name="T5" style:parent-style-name="DefaultParagraphFont" style:family="text">
      <style:text-properties style:font-name="Arial" style:font-name-complex="Arial" fo:font-weight="bold" style:font-weight-asian="bold" style:font-weight-complex="bold"/>
    </style:style>
    <style:style style:name="P6" style:parent-style-name="NoSpacing" style:family="paragraph">
      <style:paragraph-properties fo:text-align="center"/>
      <style:text-properties style:font-name="Aptos" fo:font-weight="bold" style:font-weight-asian="bold" style:font-weight-complex="bold"/>
    </style:style>
    <style:style style:name="P7" style:parent-style-name="NoSpacing" style:family="paragraph">
      <style:text-properties style:font-name="Aptos" fo:font-weight="bold" style:font-weight-asian="bold" style:font-weight-complex="bold"/>
    </style:style>
    <style:style style:name="P8" style:parent-style-name="NoSpacing" style:family="paragraph">
      <style:text-properties style:font-name="Aptos" fo:font-weight="bold" style:font-weight-asian="bold" style:font-weight-complex="bold"/>
    </style:style>
    <style:style style:name="P9" style:parent-style-name="NoSpacing" style:family="paragraph">
      <style:text-properties style:font-name="Aptos"/>
    </style:style>
    <style:style style:name="P10" style:parent-style-name="NoSpacing" style:family="paragraph">
      <style:text-properties style:font-name="Aptos"/>
    </style:style>
    <style:style style:name="P11" style:parent-style-name="NoSpacing" style:family="paragraph">
      <style:text-properties style:font-name="Aptos"/>
    </style:style>
    <style:style style:name="P12" style:parent-style-name="NoSpacing" style:family="paragraph">
      <style:text-properties style:font-name="Aptos" fo:font-weight="bold" style:font-weight-asian="bold" style:font-weight-complex="bold"/>
    </style:style>
    <style:style style:name="P13" style:parent-style-name="NoSpacing" style:family="paragraph">
      <style:text-properties style:font-name="Aptos"/>
    </style:style>
    <style:style style:name="T14" style:parent-style-name="DefaultParagraphFont" style:family="text">
      <style:text-properties style:font-name="Aptos" fo:font-weight="bold" style:font-weight-asian="bold" style:font-weight-complex="bold"/>
    </style:style>
    <style:style style:name="T15" style:parent-style-name="DefaultParagraphFont" style:family="text">
      <style:text-properties style:font-name="Aptos"/>
    </style:style>
    <style:style style:name="P16" style:parent-style-name="NoSpacing" style:family="paragraph">
      <style:text-properties style:font-name="Aptos"/>
    </style:style>
    <style:style style:name="T17" style:parent-style-name="DefaultParagraphFont" style:family="text">
      <style:text-properties style:font-name="Aptos" fo:font-weight="bold" style:font-weight-asian="bold" style:font-weight-complex="bold"/>
    </style:style>
    <style:style style:name="T18" style:parent-style-name="DefaultParagraphFont" style:family="text">
      <style:text-properties style:font-name="Aptos"/>
    </style:style>
    <style:style style:name="P19" style:parent-style-name="NoSpacing" style:family="paragraph">
      <style:text-properties style:font-name="Aptos"/>
    </style:style>
    <style:style style:name="T20" style:parent-style-name="DefaultParagraphFont" style:family="text">
      <style:text-properties style:font-name="Aptos" fo:font-weight="bold" style:font-weight-asian="bold" style:font-weight-complex="bold"/>
    </style:style>
    <style:style style:name="T21" style:parent-style-name="DefaultParagraphFont" style:family="text">
      <style:text-properties style:font-name="Aptos"/>
    </style:style>
    <style:style style:name="P22" style:parent-style-name="NoSpacing" style:family="paragraph">
      <style:text-properties style:font-name="Aptos"/>
    </style:style>
    <style:style style:name="T23" style:parent-style-name="DefaultParagraphFont" style:family="text">
      <style:text-properties style:font-name="Aptos" fo:font-weight="bold" style:font-weight-asian="bold" style:font-weight-complex="bold"/>
    </style:style>
    <style:style style:name="T24" style:parent-style-name="DefaultParagraphFont" style:family="text">
      <style:text-properties style:font-name="Aptos"/>
    </style:style>
    <style:style style:name="P25" style:parent-style-name="NoSpacing" style:family="paragraph">
      <style:text-properties style:font-name="Aptos"/>
    </style:style>
    <style:style style:name="T26" style:parent-style-name="DefaultParagraphFont" style:family="text">
      <style:text-properties style:font-name="Aptos" fo:font-weight="bold" style:font-weight-asian="bold" style:font-weight-complex="bold"/>
    </style:style>
    <style:style style:name="T27" style:parent-style-name="DefaultParagraphFont" style:family="text">
      <style:text-properties style:font-name="Aptos"/>
    </style:style>
    <style:style style:name="P28" style:parent-style-name="NoSpacing" style:family="paragraph">
      <style:text-properties style:font-name="Aptos"/>
    </style:style>
    <style:style style:name="T29" style:parent-style-name="DefaultParagraphFont" style:family="text">
      <style:text-properties style:font-name="Aptos" fo:font-weight="bold" style:font-weight-asian="bold" style:font-weight-complex="bold"/>
    </style:style>
    <style:style style:name="T30" style:parent-style-name="DefaultParagraphFont" style:family="text">
      <style:text-properties style:font-name="Aptos"/>
    </style:style>
    <style:style style:name="P31" style:parent-style-name="NoSpacing" style:family="paragraph">
      <style:text-properties style:font-name="Aptos"/>
    </style:style>
    <style:style style:name="T32" style:parent-style-name="DefaultParagraphFont" style:family="text">
      <style:text-properties style:font-name="Aptos" fo:font-weight="bold" style:font-weight-asian="bold" style:font-weight-complex="bold"/>
    </style:style>
    <style:style style:name="P33" style:parent-style-name="NoSpacing" style:family="paragraph">
      <style:text-properties style:font-name="Aptos" fo:language="en" fo:country="US"/>
    </style:style>
    <style:style style:name="TableColumn35" style:family="table-column">
      <style:table-column-properties style:column-width="1.8527in"/>
    </style:style>
    <style:style style:name="TableColumn36" style:family="table-column">
      <style:table-column-properties style:column-width="5.5812in"/>
    </style:style>
    <style:style style:name="Table34" style:family="table">
      <style:table-properties style:width="7.434in" fo:margin-left="-0.0034in" table:align="left"/>
    </style:style>
    <style:style style:name="TableRow37" style:family="table-row">
      <style:table-row-properties style:min-row-height="1.1791in"/>
    </style:style>
    <style:style style:name="TableCell38" style:family="table-cell">
      <style:table-cell-properties fo:border="0.0069in solid #000000" style:writing-mode="lr-tb" fo:padding-top="0in" fo:padding-left="0.075in" fo:padding-bottom="0in" fo:padding-right="0.075in"/>
    </style:style>
    <style:style style:name="P39" style:parent-style-name="NoSpacing" style:family="paragraph">
      <style:text-properties style:font-name="Aptos"/>
    </style:style>
    <style:style style:name="TableCell40" style:family="table-cell">
      <style:table-cell-properties fo:border="0.0069in solid #000000" style:writing-mode="lr-tb" fo:padding-top="0in" fo:padding-left="0.075in" fo:padding-bottom="0in" fo:padding-right="0.075in"/>
    </style:style>
    <style:style style:name="T41" style:parent-style-name="DefaultParagraphFont" style:family="text">
      <style:text-properties style:font-name="Aptos" style:font-name-asian="Times New Roman" style:letter-kerning="false" fo:language="en" fo:country="US"/>
    </style:style>
    <style:style style:name="T42" style:parent-style-name="DefaultParagraphFont" style:family="text">
      <style:text-properties style:font-name="Aptos" style:font-name-asian="Times New Roman" style:letter-kerning="false" fo:background-color="#FFFFFF" fo:language="en" fo:country="US"/>
    </style:style>
    <style:style style:name="T43" style:parent-style-name="DefaultParagraphFont" style:family="text">
      <style:text-properties style:font-name="Aptos" style:font-name-asian="Times New Roman" style:letter-kerning="false" fo:language="en" fo:country="US"/>
    </style:style>
    <style:style style:name="T44" style:parent-style-name="DefaultParagraphFont" style:family="text">
      <style:text-properties style:font-name="Aptos" style:font-name-asian="Times New Roman" style:letter-kerning="false" fo:background-color="#FFFFFF" fo:language="en" fo:country="US"/>
    </style:style>
    <style:style style:name="T45" style:parent-style-name="DefaultParagraphFont" style:family="text">
      <style:text-properties style:font-name="Aptos" style:font-name-asian="Times New Roman" style:letter-kerning="false" fo:language="en" fo:country="US"/>
    </style:style>
    <style:style style:name="TableRow46" style:family="table-row">
      <style:table-row-properties style:min-row-height="0.2305in"/>
    </style:style>
    <style:style style:name="TableCell47" style:family="table-cell">
      <style:table-cell-properties fo:border="0.0069in solid #000000" style:writing-mode="lr-tb" fo:padding-top="0in" fo:padding-left="0.075in" fo:padding-bottom="0in" fo:padding-right="0.075in"/>
    </style:style>
    <style:style style:name="P48" style:parent-style-name="NoSpacing" style:family="paragraph">
      <style:text-properties style:font-name="Aptos" style:font-name-asian="Times New Roman" style:letter-kerning="false" fo:language="en" fo:country="US"/>
    </style:style>
    <style:style style:name="TableCell49" style:family="table-cell">
      <style:table-cell-properties fo:border="0.0069in solid #000000" style:writing-mode="lr-tb" fo:padding-top="0in" fo:padding-left="0.075in" fo:padding-bottom="0in" fo:padding-right="0.075in"/>
    </style:style>
    <style:style style:name="P50" style:parent-style-name="NoSpacing" style:family="paragraph">
      <style:text-properties style:font-name="Aptos" style:font-name-asian="Times New Roman" style:letter-kerning="false" fo:language="en" fo:country="US"/>
    </style:style>
    <style:style style:name="TableRow51" style:family="table-row">
      <style:table-row-properties style:min-row-height="0.2305in"/>
    </style:style>
    <style:style style:name="TableCell52" style:family="table-cell">
      <style:table-cell-properties fo:border="0.0069in solid #000000" style:writing-mode="lr-tb" fo:padding-top="0in" fo:padding-left="0.075in" fo:padding-bottom="0in" fo:padding-right="0.075in"/>
    </style:style>
    <style:style style:name="P53" style:parent-style-name="NoSpacing" style:family="paragraph">
      <style:text-properties style:font-name="Aptos" style:font-name-asian="Times New Roman" style:letter-kerning="false"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NoSpacing" style:family="paragraph">
      <style:text-properties style:font-name="Aptos" style:font-name-asian="Times New Roman" style:letter-kerning="false" fo:language="en" fo:country="US"/>
    </style:style>
    <style:style style:name="TableRow56" style:family="table-row">
      <style:table-row-properties style:min-row-height="0.2305in"/>
    </style:style>
    <style:style style:name="TableCell57" style:family="table-cell">
      <style:table-cell-properties fo:border="0.0069in solid #000000" style:writing-mode="lr-tb" fo:padding-top="0in" fo:padding-left="0.075in" fo:padding-bottom="0in" fo:padding-right="0.075in"/>
    </style:style>
    <style:style style:name="P58" style:parent-style-name="NoSpacing" style:family="paragraph">
      <style:text-properties style:font-name="Aptos" style:font-name-asian="Times New Roman" style:letter-kerning="false" fo:language="en" fo:country="US"/>
    </style:style>
    <style:style style:name="TableCell59" style:family="table-cell">
      <style:table-cell-properties fo:border="0.0069in solid #000000" style:writing-mode="lr-tb" fo:padding-top="0in" fo:padding-left="0.075in" fo:padding-bottom="0in" fo:padding-right="0.075in"/>
    </style:style>
    <style:style style:name="P60" style:parent-style-name="NoSpacing" style:family="paragraph">
      <style:text-properties style:font-name="Aptos" style:font-name-asian="Times New Roman" style:letter-kerning="false" fo:language="en" fo:country="US"/>
    </style:style>
    <style:style style:name="TableRow61" style:family="table-row">
      <style:table-row-properties style:min-row-height="0.2416in"/>
    </style:style>
    <style:style style:name="TableCell62" style:family="table-cell">
      <style:table-cell-properties fo:border="0.0069in solid #000000" style:writing-mode="lr-tb" fo:padding-top="0in" fo:padding-left="0.075in" fo:padding-bottom="0in" fo:padding-right="0.075in"/>
    </style:style>
    <style:style style:name="P63" style:parent-style-name="NoSpacing" style:family="paragraph">
      <style:text-properties style:font-name="Aptos" style:font-name-asian="Times New Roman" style:letter-kerning="false" fo:language="en" fo:country="US"/>
    </style:style>
    <style:style style:name="TableCell64" style:family="table-cell">
      <style:table-cell-properties fo:border="0.0069in solid #000000" style:writing-mode="lr-tb" fo:padding-top="0in" fo:padding-left="0.075in" fo:padding-bottom="0in" fo:padding-right="0.075in"/>
    </style:style>
    <style:style style:name="P65" style:parent-style-name="NoSpacing" style:family="paragraph">
      <style:text-properties style:font-name="Aptos" style:font-name-asian="Times New Roman" style:letter-kerning="false" fo:language="en" fo:country="US"/>
    </style:style>
    <style:style style:name="TableRow66" style:family="table-row">
      <style:table-row-properties style:min-row-height="0.4625in"/>
    </style:style>
    <style:style style:name="TableCell67" style:family="table-cell">
      <style:table-cell-properties fo:border="0.0069in solid #000000" style:writing-mode="lr-tb" fo:padding-top="0in" fo:padding-left="0.075in" fo:padding-bottom="0in" fo:padding-right="0.075in"/>
    </style:style>
    <style:style style:name="P68" style:parent-style-name="NoSpacing" style:family="paragraph">
      <style:text-properties style:font-name="Aptos" style:font-name-asian="Times New Roman" style:letter-kerning="false" fo:language="en" fo:country="US"/>
    </style:style>
    <style:style style:name="TableCell69" style:family="table-cell">
      <style:table-cell-properties fo:border="0.0069in solid #000000" style:writing-mode="lr-tb" fo:padding-top="0in" fo:padding-left="0.075in" fo:padding-bottom="0in" fo:padding-right="0.075in"/>
    </style:style>
    <style:style style:name="P70" style:parent-style-name="NoSpacing" style:family="paragraph">
      <style:text-properties style:font-name="Aptos" style:font-name-asian="Times New Roman" style:letter-kerning="false" fo:language="en" fo:country="US"/>
    </style:style>
    <style:style style:name="TableRow71" style:family="table-row">
      <style:table-row-properties style:min-row-height="0.2305in"/>
    </style:style>
    <style:style style:name="TableCell72" style:family="table-cell">
      <style:table-cell-properties fo:border="0.0069in solid #000000" style:writing-mode="lr-tb" fo:padding-top="0in" fo:padding-left="0.075in" fo:padding-bottom="0in" fo:padding-right="0.075in"/>
    </style:style>
    <style:style style:name="P73" style:parent-style-name="NoSpacing" style:family="paragraph">
      <style:text-properties style:font-name="Aptos" style:font-name-asian="Times New Roman" style:letter-kerning="false"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NoSpacing" style:family="paragraph">
      <style:text-properties style:font-name="Aptos" style:font-name-asian="Times New Roman" style:letter-kerning="false" fo:language="en" fo:country="US"/>
    </style:style>
    <style:style style:name="TableRow76" style:family="table-row">
      <style:table-row-properties style:min-row-height="0.4736in"/>
    </style:style>
    <style:style style:name="TableCell77" style:family="table-cell">
      <style:table-cell-properties fo:border="0.0069in solid #000000" style:writing-mode="lr-tb" fo:padding-top="0in" fo:padding-left="0.075in" fo:padding-bottom="0in" fo:padding-right="0.075in"/>
    </style:style>
    <style:style style:name="P78" style:parent-style-name="NoSpacing" style:family="paragraph">
      <style:text-properties style:font-name="Aptos" style:font-name-asian="Times New Roman" style:letter-kerning="false" fo:language="en" fo:country="US"/>
    </style:style>
    <style:style style:name="TableCell79" style:family="table-cell">
      <style:table-cell-properties fo:border="0.0069in solid #000000" style:writing-mode="lr-tb" fo:padding-top="0in" fo:padding-left="0.075in" fo:padding-bottom="0in" fo:padding-right="0.075in"/>
    </style:style>
    <style:style style:name="P80" style:parent-style-name="NoSpacing" style:family="paragraph">
      <style:text-properties style:font-name="Aptos" style:font-name-asian="Times New Roman" style:letter-kerning="false" fo:language="en" fo:country="US"/>
    </style:style>
    <style:style style:name="TableRow81" style:family="table-row">
      <style:table-row-properties style:min-row-height="0.2305in"/>
    </style:style>
    <style:style style:name="TableCell82" style:family="table-cell">
      <style:table-cell-properties fo:border="0.0069in solid #000000" style:writing-mode="lr-tb" fo:padding-top="0in" fo:padding-left="0.075in" fo:padding-bottom="0in" fo:padding-right="0.075in"/>
    </style:style>
    <style:style style:name="P83" style:parent-style-name="NoSpacing" style:family="paragraph">
      <style:text-properties style:font-name="Aptos" style:font-name-asian="Times New Roman" style:letter-kerning="false" fo:language="en" fo:country="US"/>
    </style:style>
    <style:style style:name="TableCell84" style:family="table-cell">
      <style:table-cell-properties fo:border="0.0069in solid #000000" style:writing-mode="lr-tb" fo:padding-top="0in" fo:padding-left="0.075in" fo:padding-bottom="0in" fo:padding-right="0.075in"/>
    </style:style>
    <style:style style:name="P85" style:parent-style-name="NoSpacing" style:family="paragraph">
      <style:text-properties style:font-name="Aptos" style:font-name-asian="Times New Roman" style:letter-kerning="false" fo:language="en" fo:country="US"/>
    </style:style>
    <style:style style:name="P86" style:parent-style-name="NoSpacing" style:family="paragraph">
      <style:text-properties style:font-name="Aptos" fo:color="#000000"/>
    </style:style>
    <style:style style:name="P87" style:parent-style-name="NoSpacing" style:family="paragraph">
      <style:text-properties style:font-name="Aptos" fo:font-weight="bold" style:font-weight-asian="bold" style:font-weight-complex="bold" fo:color="#000000"/>
    </style:style>
    <style:style style:name="P88" style:parent-style-name="NoSpacing" style:family="paragraph">
      <style:text-properties style:font-name="Aptos" fo:font-weight="bold" style:font-weight-asian="bold" style:font-weight-complex="bold" fo:color="#000000"/>
    </style:style>
    <style:style style:name="P89" style:parent-style-name="NoSpacing" style:family="paragraph">
      <style:text-properties style:font-name="Aptos" fo:font-weight="bold" style:font-weight-asian="bold" style:font-weight-complex="bold" fo:color="#000000"/>
    </style:style>
    <style:style style:name="P90" style:parent-style-name="NoSpacing" style:family="paragraph">
      <style:text-properties style:font-name="Aptos" fo:font-weight="bold" style:font-weight-asian="bold" style:font-weight-complex="bold" fo:color="#000000"/>
    </style:style>
    <style:style style:name="P91" style:parent-style-name="NoSpacing" style:family="paragraph">
      <style:text-properties style:font-name="Aptos" fo:font-weight="bold" style:font-weight-asian="bold" style:font-weight-complex="bold" fo:color="#000000"/>
    </style:style>
    <style:style style:name="P92" style:parent-style-name="NoSpacing" style:family="paragraph">
      <style:text-properties style:font-name="Aptos" fo:font-weight="bold" style:font-weight-asian="bold" style:font-weight-complex="bold" fo:color="#000000"/>
    </style:style>
    <style:style style:name="P93" style:parent-style-name="NoSpacing" style:family="paragraph">
      <style:text-properties style:font-name="Aptos" fo:font-weight="bold" style:font-weight-asian="bold" style:font-weight-complex="bold" fo:color="#000000"/>
    </style:style>
    <style:style style:name="P94" style:parent-style-name="NoSpacing" style:family="paragraph">
      <style:text-properties style:font-name="Aptos" fo:color="#000000"/>
    </style:style>
    <style:style style:name="P95" style:parent-style-name="NoSpacing" style:list-style-name="LFO1" style:family="paragraph">
      <style:text-properties style:font-name="Aptos" fo:color="#000000"/>
    </style:style>
    <style:style style:name="P96" style:parent-style-name="NoSpacing" style:list-style-name="LFO1" style:family="paragraph">
      <style:text-properties style:font-name="Aptos" fo:color="#000000"/>
    </style:style>
    <style:style style:name="P97" style:parent-style-name="NoSpacing" style:list-style-name="LFO1" style:family="paragraph">
      <style:text-properties style:font-name="Aptos" fo:color="#000000"/>
    </style:style>
    <style:style style:name="P98" style:parent-style-name="NoSpacing" style:list-style-name="LFO1" style:family="paragraph">
      <style:text-properties style:font-name="Aptos" fo:color="#000000"/>
    </style:style>
    <style:style style:name="P99" style:parent-style-name="NoSpacing" style:list-style-name="LFO1" style:family="paragraph">
      <style:text-properties style:font-name="Aptos" fo:color="#000000"/>
    </style:style>
    <style:style style:name="P100" style:parent-style-name="NoSpacing" style:list-style-name="LFO1" style:family="paragraph">
      <style:text-properties style:font-name="Aptos" fo:color="#000000"/>
    </style:style>
    <style:style style:name="P101" style:parent-style-name="NoSpacing" style:list-style-name="LFO1" style:family="paragraph">
      <style:text-properties style:font-name="Aptos" fo:color="#000000"/>
    </style:style>
    <style:style style:name="P102" style:parent-style-name="NoSpacing" style:list-style-name="LFO1" style:family="paragraph">
      <style:text-properties style:font-name="Aptos" fo:color="#000000"/>
    </style:style>
    <style:style style:name="P103" style:parent-style-name="NoSpacing" style:list-style-name="LFO1" style:family="paragraph">
      <style:text-properties style:font-name="Aptos" fo:color="#000000"/>
    </style:style>
    <style:style style:name="P104" style:parent-style-name="NoSpacing" style:list-style-name="LFO1" style:family="paragraph">
      <style:text-properties style:font-name="Aptos" fo:color="#000000"/>
    </style:style>
    <style:style style:name="P105" style:parent-style-name="NoSpacing" style:list-style-name="LFO1" style:family="paragraph">
      <style:text-properties style:font-name="Aptos" fo:color="#000000"/>
    </style:style>
    <style:style style:name="P106" style:parent-style-name="NoSpacing" style:list-style-name="LFO1" style:family="paragraph">
      <style:text-properties style:font-name="Aptos" fo:color="#000000"/>
    </style:style>
    <style:style style:name="P107" style:parent-style-name="NoSpacing" style:list-style-name="LFO1" style:family="paragraph">
      <style:text-properties style:font-name="Aptos" style:font-name-complex="Calibri" fo:color="#000000"/>
    </style:style>
    <style:style style:name="P108" style:parent-style-name="NoSpacing" style:list-style-name="LFO1" style:family="paragraph">
      <style:text-properties style:font-name="Aptos" style:font-name-complex="Calibri" fo:color="#000000"/>
    </style:style>
    <style:style style:name="P109" style:parent-style-name="NoSpacing" style:list-style-name="LFO1" style:family="paragraph">
      <style:text-properties style:font-name="Aptos" style:font-name-complex="Calibri" fo:color="#000000"/>
    </style:style>
    <style:style style:name="P110" style:parent-style-name="NoSpacing" style:list-style-name="LFO1" style:family="paragraph">
      <style:text-properties style:font-name="Aptos" style:font-name-complex="Calibri" fo:color="#000000"/>
    </style:style>
    <style:style style:name="P111" style:parent-style-name="NoSpacing" style:list-style-name="LFO1" style:family="paragraph">
      <style:text-properties style:font-name="Aptos" style:font-name-complex="Calibri" fo:color="#000000"/>
    </style:style>
    <style:style style:name="P112" style:parent-style-name="NoSpacing" style:list-style-name="LFO1" style:family="paragraph">
      <style:text-properties style:font-name="Aptos" style:font-name-complex="Calibri" fo:color="#000000"/>
    </style:style>
    <style:style style:name="P113" style:parent-style-name="NoSpacing" style:list-style-name="LFO1" style:family="paragraph">
      <style:text-properties style:font-name="Aptos" style:font-name-complex="Calibri" fo:color="#000000"/>
    </style:style>
    <style:style style:name="P114" style:parent-style-name="NoSpacing" style:list-style-name="LFO1" style:family="paragraph">
      <style:text-properties style:font-name="Aptos" style:font-name-complex="Calibri" fo:color="#000000"/>
    </style:style>
    <style:style style:name="P115" style:parent-style-name="NoSpacing" style:list-style-name="LFO1" style:family="paragraph">
      <style:text-properties style:font-name="Aptos" style:font-name-complex="Calibri" fo:color="#000000"/>
    </style:style>
    <style:style style:name="P116" style:parent-style-name="NoSpacing" style:list-style-name="LFO1" style:family="paragraph">
      <style:text-properties style:font-name="Aptos" style:font-name-complex="Calibri" fo:color="#000000"/>
    </style:style>
    <style:style style:name="P117" style:parent-style-name="NoSpacing" style:list-style-name="LFO1" style:family="paragraph">
      <style:text-properties style:font-name="Aptos" style:font-name-complex="Calibri" fo:color="#000000"/>
    </style:style>
    <style:style style:name="P118" style:parent-style-name="NoSpacing" style:list-style-name="LFO1" style:family="paragraph">
      <style:text-properties style:font-name="Aptos" style:font-name-complex="Calibri" fo:color="#000000"/>
    </style:style>
    <style:style style:name="P119" style:parent-style-name="NoSpacing" style:list-style-name="LFO1" style:family="paragraph">
      <style:text-properties style:font-name="Aptos" style:font-name-complex="Calibri" fo:color="#000000"/>
    </style:style>
    <style:style style:name="P120" style:parent-style-name="NoSpacing" style:list-style-name="LFO1" style:family="paragraph">
      <style:text-properties style:font-name="Aptos" style:font-name-complex="Calibri" fo:color="#000000"/>
    </style:style>
    <style:style style:name="P121" style:parent-style-name="NoSpacing" style:list-style-name="LFO1" style:family="paragraph">
      <style:text-properties style:font-name="Aptos" style:font-name-complex="Calibri" fo:color="#000000"/>
    </style:style>
    <style:style style:name="P122" style:parent-style-name="NoSpacing" style:list-style-name="LFO1" style:family="paragraph">
      <style:text-properties style:font-name="Aptos" style:font-name-complex="Calibri" fo:color="#000000"/>
    </style:style>
    <style:style style:name="P123" style:parent-style-name="NoSpacing" style:list-style-name="LFO1" style:family="paragraph">
      <style:text-properties style:font-name="Aptos" style:font-name-complex="Calibri" fo:color="#000000"/>
    </style:style>
    <style:style style:name="P124" style:parent-style-name="NoSpacing" style:list-style-name="LFO1" style:family="paragraph">
      <style:text-properties style:font-name="Aptos" style:font-name-complex="Calibri" fo:color="#000000"/>
    </style:style>
    <style:style style:name="P125" style:parent-style-name="NoSpacing" style:list-style-name="LFO1" style:family="paragraph">
      <style:text-properties style:font-name="Aptos" style:font-name-complex="Calibri" fo:color="#000000"/>
    </style:style>
    <style:style style:name="P126" style:parent-style-name="NoSpacing" style:family="paragraph">
      <style:text-properties style:font-name="Aptos" style:font-name-complex="Calibri" fo:color="#000000"/>
    </style:style>
    <style:style style:name="T127" style:parent-style-name="DefaultParagraphFont" style:family="text">
      <style:text-properties style:font-name="Aptos" style:font-name-complex="Calibri" fo:font-weight="bold" style:font-weight-asian="bold" style:font-weight-complex="bold" fo:color="#000000"/>
    </style:style>
    <style:style style:name="T128" style:parent-style-name="DefaultParagraphFont" style:family="text">
      <style:text-properties style:font-name="Aptos" style:font-name-complex="Calibri" fo:color="#000000"/>
    </style:style>
    <style:style style:name="P129" style:parent-style-name="NoSpacing" style:family="paragraph">
      <style:text-properties style:font-name="Aptos" style:font-name-complex="Calibri" fo:color="#000000"/>
    </style:style>
    <style:style style:name="P130" style:parent-style-name="NoSpacing" style:family="paragraph">
      <style:text-properties style:font-name="Aptos" style:font-name-complex="Calibri" fo:font-weight="bold" style:font-weight-asian="bold" style:font-weight-complex="bold" fo:color="#000000"/>
    </style:style>
    <style:style style:name="P131" style:parent-style-name="NoSpacing" style:family="paragraph">
      <style:text-properties style:font-name="Aptos" style:font-name-complex="Calibri" fo:font-weight="bold" style:font-weight-asian="bold" style:font-weight-complex="bold" fo:color="#000000"/>
    </style:style>
    <style:style style:name="P132" style:parent-style-name="NoSpacing" style:family="paragraph">
      <style:text-properties style:font-name="Aptos" style:font-name-complex="Calibri" fo:font-weight="bold" style:font-weight-asian="bold" style:font-weight-complex="bold" fo:color="#000000"/>
    </style:style>
    <style:style style:name="P133" style:parent-style-name="NoSpacing" style:family="paragraph">
      <style:text-properties style:font-name="Aptos" style:font-name-complex="Calibri" fo:font-weight="bold" style:font-weight-asian="bold" style:font-weight-complex="bold" fo:color="#000000"/>
    </style:style>
    <style:style style:name="P134" style:parent-style-name="NoSpacing" style:family="paragraph">
      <style:text-properties style:font-name="Aptos" style:font-name-complex="Calibri" fo:color="#000000"/>
    </style:style>
    <style:style style:name="P135" style:parent-style-name="NoSpacing" style:list-style-name="LFO2" style:family="paragraph">
      <style:text-properties style:font-name="Aptos" style:font-name-complex="Calibri" fo:color="#000000"/>
    </style:style>
    <style:style style:name="P136" style:parent-style-name="NoSpacing" style:list-style-name="LFO2" style:family="paragraph">
      <style:text-properties style:font-name="Aptos" style:font-name-complex="Calibri" fo:color="#000000"/>
    </style:style>
    <style:style style:name="P137" style:parent-style-name="NoSpacing" style:list-style-name="LFO2" style:family="paragraph">
      <style:text-properties style:font-name="Aptos" style:font-name-complex="Calibri" fo:color="#000000"/>
    </style:style>
    <style:style style:name="P138" style:parent-style-name="NoSpacing" style:list-style-name="LFO2" style:family="paragraph">
      <style:text-properties style:font-name="Aptos" style:font-name-complex="Calibri" fo:color="#000000"/>
    </style:style>
    <style:style style:name="P139" style:parent-style-name="NoSpacing" style:list-style-name="LFO2" style:family="paragraph">
      <style:text-properties style:font-name="Aptos" style:font-name-complex="Calibri" fo:color="#000000"/>
    </style:style>
    <style:style style:name="P140" style:parent-style-name="NoSpacing" style:list-style-name="LFO2" style:family="paragraph">
      <style:text-properties style:font-name="Aptos" style:font-name-complex="Calibri" fo:color="#000000"/>
    </style:style>
    <style:style style:name="P141" style:parent-style-name="NoSpacing" style:list-style-name="LFO2" style:family="paragraph">
      <style:text-properties style:font-name="Aptos" style:font-name-complex="Calibri" fo:color="#000000"/>
    </style:style>
    <style:style style:name="P142" style:parent-style-name="NoSpacing" style:list-style-name="LFO2" style:family="paragraph">
      <style:text-properties style:font-name="Aptos" style:font-name-complex="Calibri" fo:color="#000000"/>
    </style:style>
    <style:style style:name="P143" style:parent-style-name="NoSpacing" style:list-style-name="LFO2" style:family="paragraph">
      <style:text-properties style:font-name="Aptos" style:font-name-complex="Calibri" fo:color="#000000"/>
    </style:style>
    <style:style style:name="P144" style:parent-style-name="NoSpacing" style:list-style-name="LFO2" style:family="paragraph">
      <style:text-properties style:font-name="Aptos" style:font-name-complex="Calibri" fo:color="#000000"/>
    </style:style>
    <style:style style:name="P145" style:parent-style-name="NoSpacing" style:list-style-name="LFO2" style:family="paragraph">
      <style:text-properties style:font-name="Aptos" style:font-name-complex="Calibri" fo:color="#000000"/>
    </style:style>
    <style:style style:name="P146" style:parent-style-name="NoSpacing" style:list-style-name="LFO2" style:family="paragraph">
      <style:text-properties style:font-name="Aptos" style:font-name-complex="Calibri" fo:color="#000000"/>
    </style:style>
    <style:style style:name="P147" style:parent-style-name="NoSpacing" style:list-style-name="LFO2" style:family="paragraph">
      <style:text-properties style:font-name="Aptos" style:font-name-complex="Calibri" fo:color="#000000"/>
    </style:style>
    <style:style style:name="P148" style:parent-style-name="NoSpacing" style:list-style-name="LFO2" style:family="paragraph">
      <style:text-properties style:font-name="Aptos" style:font-name-complex="Calibri" fo:color="#000000"/>
    </style:style>
    <style:style style:name="P149" style:parent-style-name="NoSpacing" style:list-style-name="LFO2" style:family="paragraph">
      <style:text-properties style:font-name="Aptos" style:font-name-complex="Calibri" fo:color="#000000"/>
    </style:style>
    <style:style style:name="P150" style:parent-style-name="NoSpacing" style:list-style-name="LFO2" style:family="paragraph">
      <style:text-properties style:font-name="Aptos" style:font-name-complex="Calibri" fo:color="#000000"/>
    </style:style>
    <style:style style:name="P151" style:parent-style-name="NoSpacing" style:list-style-name="LFO2" style:family="paragraph">
      <style:text-properties style:font-name="Aptos" style:font-name-complex="Calibri" fo:color="#000000"/>
    </style:style>
    <style:style style:name="P152" style:parent-style-name="NoSpacing" style:list-style-name="LFO2" style:family="paragraph">
      <style:text-properties style:font-name="Aptos" style:font-name-complex="Calibri" fo:color="#000000"/>
    </style:style>
    <style:style style:name="P153" style:parent-style-name="NoSpacing" style:list-style-name="LFO2" style:family="paragraph">
      <style:text-properties style:font-name="Aptos" style:font-name-complex="Calibri" fo:color="#000000"/>
    </style:style>
    <style:style style:name="P154" style:parent-style-name="NoSpacing" style:list-style-name="LFO2" style:family="paragraph">
      <style:text-properties style:font-name="Aptos" style:font-name-complex="Calibri" fo:color="#000000"/>
    </style:style>
    <style:style style:name="P155" style:parent-style-name="NoSpacing" style:list-style-name="LFO2" style:family="paragraph">
      <style:text-properties style:font-name="Aptos" style:font-name-complex="Calibri" fo:color="#000000"/>
    </style:style>
    <style:style style:name="P156" style:parent-style-name="NoSpacing" style:list-style-name="LFO2" style:family="paragraph">
      <style:text-properties style:font-name="Aptos" style:font-name-complex="Calibri" fo:color="#000000"/>
    </style:style>
    <style:style style:name="P157" style:parent-style-name="NoSpacing" style:list-style-name="LFO2" style:family="paragraph">
      <style:text-properties style:font-name="Aptos" style:font-name-complex="Calibri" fo:color="#000000"/>
    </style:style>
    <style:style style:name="P158" style:parent-style-name="NoSpacing" style:list-style-name="LFO2" style:family="paragraph">
      <style:text-properties style:font-name="Aptos" style:font-name-complex="Calibri" fo:color="#000000"/>
    </style:style>
    <style:style style:name="P159" style:parent-style-name="NoSpacing" style:list-style-name="LFO2" style:family="paragraph">
      <style:text-properties style:font-name="Aptos" style:font-name-complex="Calibri" fo:color="#000000"/>
    </style:style>
    <style:style style:name="P160" style:parent-style-name="NoSpacing" style:family="paragraph">
      <style:text-properties style:font-name="Aptos" style:font-name-complex="Calibri" fo:color="#000000"/>
    </style:style>
    <style:style style:name="T161" style:parent-style-name="DefaultParagraphFont" style:family="text">
      <style:text-properties style:font-name="Aptos" style:font-name-complex="Calibri" fo:font-weight="bold" style:font-weight-asian="bold" style:font-weight-complex="bold" fo:color="#000000"/>
    </style:style>
    <style:style style:name="T162" style:parent-style-name="DefaultParagraphFont" style:family="text">
      <style:text-properties style:font-name="Aptos" style:font-name-complex="Calibri" fo:color="#000000"/>
    </style:style>
    <style:style style:name="P163" style:parent-style-name="NoSpacing" style:family="paragraph">
      <style:text-properties style:font-name="Aptos" fo:color="#000000"/>
    </style:style>
    <style:style style:name="P164" style:parent-style-name="NoSpacing" style:family="paragraph">
      <style:text-properties style:font-name="Aptos" style:font-name-complex="Calibri" fo:font-weight="bold" style:font-weight-asian="bold" style:font-weight-complex="bold" fo:color="#000000"/>
    </style:style>
    <style:style style:name="P165" style:parent-style-name="NoSpacing" style:family="paragraph">
      <style:text-properties style:font-name="Aptos" style:font-name-complex="Calibri" fo:font-weight="bold" style:font-weight-asian="bold" style:font-weight-complex="bold" fo:color="#000000"/>
    </style:style>
    <style:style style:name="T166" style:parent-style-name="DefaultParagraphFont" style:family="text">
      <style:text-properties style:font-name="Aptos" style:font-name-complex="Calibri" fo:font-weight="bold" style:font-weight-asian="bold" style:font-weight-complex="bold" fo:color="#000000"/>
    </style:style>
    <style:style style:name="P167" style:parent-style-name="NoSpacing" style:family="paragraph">
      <style:text-properties style:font-name="Aptos" style:font-name-complex="Calibri" fo:font-weight="bold" style:font-weight-asian="bold" style:font-weight-complex="bold" fo:color="#000000"/>
    </style:style>
    <style:style style:name="P168" style:parent-style-name="NoSpacing" style:family="paragraph">
      <style:text-properties style:font-name="Aptos" style:font-name-complex="Calibri" fo:color="#000000"/>
    </style:style>
    <style:style style:name="P169" style:parent-style-name="NoSpacing" style:list-style-name="LFO3" style:family="paragraph">
      <style:text-properties style:font-name="Aptos" style:font-name-complex="Calibri" fo:color="#000000" fo:background-color="#FFFFFF"/>
    </style:style>
    <style:style style:name="P170" style:parent-style-name="NoSpacing" style:list-style-name="LFO3" style:family="paragraph">
      <style:text-properties style:font-name="Aptos" style:font-name-complex="Calibri" fo:color="#000000" fo:background-color="#FFFFFF"/>
    </style:style>
    <style:style style:name="P171" style:parent-style-name="NoSpacing" style:list-style-name="LFO3" style:family="paragraph">
      <style:text-properties style:font-name="Aptos" style:font-name-complex="Calibri" fo:color="#000000" fo:background-color="#FFFFFF"/>
    </style:style>
    <style:style style:name="P172" style:parent-style-name="NoSpacing" style:list-style-name="LFO3" style:family="paragraph">
      <style:text-properties style:font-name="Aptos" style:font-name-complex="Calibri" fo:color="#000000" fo:background-color="#FFFFFF"/>
    </style:style>
    <style:style style:name="P173" style:parent-style-name="NoSpacing" style:list-style-name="LFO3" style:family="paragraph">
      <style:text-properties style:font-name="Aptos" style:font-name-complex="Calibri" fo:color="#000000" fo:background-color="#FFFFFF"/>
    </style:style>
    <style:style style:name="P174" style:parent-style-name="NoSpacing" style:list-style-name="LFO3" style:family="paragraph">
      <style:text-properties style:font-name="Aptos" style:font-name-complex="Calibri" fo:color="#000000" fo:background-color="#FFFFFF"/>
    </style:style>
    <style:style style:name="P175" style:parent-style-name="NoSpacing" style:list-style-name="LFO3" style:family="paragraph">
      <style:text-properties style:font-name="Aptos" style:font-name-complex="Calibri" fo:color="#000000" fo:background-color="#FFFFFF"/>
    </style:style>
    <style:style style:name="P176" style:parent-style-name="NoSpacing" style:list-style-name="LFO3" style:family="paragraph"/>
    <style:style style:name="T177" style:parent-style-name="DefaultParagraphFont" style:family="text">
      <style:text-properties style:font-name="Aptos" style:font-name-complex="Calibri" fo:color="#000000" fo:background-color="#FFFFFF"/>
    </style:style>
    <style:style style:name="P178" style:parent-style-name="NoSpacing" style:list-style-name="LFO3" style:family="paragraph"/>
    <style:style style:name="T179" style:parent-style-name="DefaultParagraphFont" style:family="text">
      <style:text-properties style:font-name="Aptos" style:font-name-complex="Calibri" fo:color="#000000" fo:background-color="#FFFFFF"/>
    </style:style>
    <style:style style:name="P180" style:parent-style-name="NoSpacing" style:list-style-name="LFO3" style:family="paragraph"/>
    <style:style style:name="T181" style:parent-style-name="DefaultParagraphFont" style:family="text">
      <style:text-properties style:font-name="Aptos" style:font-name-complex="Calibri" fo:color="#000000" fo:background-color="#FFFFFF"/>
    </style:style>
    <style:style style:name="P182" style:parent-style-name="NoSpacing" style:list-style-name="LFO3" style:family="paragraph"/>
    <style:style style:name="T183" style:parent-style-name="DefaultParagraphFont" style:family="text">
      <style:text-properties style:font-name="Aptos" style:font-name-complex="Calibri" fo:color="#000000" fo:background-color="#FFFFFF"/>
    </style:style>
    <style:style style:name="P184" style:parent-style-name="NoSpacing" style:list-style-name="LFO3" style:family="paragraph"/>
    <style:style style:name="T185" style:parent-style-name="DefaultParagraphFont" style:family="text">
      <style:text-properties style:font-name="Aptos" style:font-name-complex="Calibri" fo:color="#000000" fo:background-color="#FFFFFF"/>
    </style:style>
    <style:style style:name="P186" style:parent-style-name="NoSpacing" style:list-style-name="LFO3" style:family="paragraph">
      <style:text-properties style:font-name="Aptos" style:font-name-complex="Calibri" fo:color="#000000" fo:background-color="#FFFFFF"/>
    </style:style>
    <style:style style:name="P187" style:parent-style-name="NoSpacing" style:family="paragraph">
      <style:text-properties style:font-name="Aptos" style:font-name-complex="Calibri" fo:color="#000000"/>
    </style:style>
    <style:style style:name="T188" style:parent-style-name="DefaultParagraphFont" style:family="text">
      <style:text-properties style:font-name="Aptos" style:font-name-complex="Calibri" fo:font-weight="bold" style:font-weight-asian="bold" style:font-weight-complex="bold" fo:color="#000000"/>
    </style:style>
    <style:style style:name="T189" style:parent-style-name="DefaultParagraphFont" style:family="text">
      <style:text-properties style:font-name="Aptos" style:font-name-complex="Calibri" fo:color="#000000"/>
    </style:style>
    <style:style style:name="P190" style:parent-style-name="NoSpacing" style:family="paragraph">
      <style:text-properties style:font-name="Aptos" style:font-name-complex="Calibri" fo:color="#000000"/>
    </style:style>
    <style:style style:name="P191" style:parent-style-name="NoSpacing" style:family="paragraph">
      <style:text-properties style:font-name="Aptos" fo:font-weight="bold" style:font-weight-asian="bold" style:font-weight-complex="bold" fo:color="#000000"/>
    </style:style>
    <style:style style:name="P192" style:parent-style-name="NoSpacing" style:family="paragraph">
      <style:text-properties style:font-name="Aptos" fo:font-weight="bold" style:font-weight-asian="bold" style:font-weight-complex="bold" fo:color="#000000"/>
    </style:style>
    <style:style style:name="P193" style:parent-style-name="NoSpacing" style:family="paragraph">
      <style:text-properties style:font-name="Aptos" fo:font-weight="bold" style:font-weight-asian="bold" style:font-weight-complex="bold" fo:color="#000000"/>
    </style:style>
    <style:style style:name="P194" style:parent-style-name="NoSpacing" style:family="paragraph">
      <style:text-properties style:font-name="Aptos" fo:font-weight="bold" style:font-weight-asian="bold" style:font-weight-complex="bold" fo:color="#000000"/>
    </style:style>
    <style:style style:name="P195" style:parent-style-name="NoSpacing" style:family="paragraph">
      <style:text-properties style:font-name="Aptos" fo:color="#000000"/>
    </style:style>
    <style:style style:name="P196" style:parent-style-name="NoSpacing" style:list-style-name="LFO4" style:family="paragraph"/>
    <style:style style:name="T197" style:parent-style-name="DefaultParagraphFont" style:family="text">
      <style:text-properties style:font-name="Aptos" style:font-name-complex="Calibri" fo:color="#000000" fo:background-color="#FFFFFF"/>
    </style:style>
    <style:style style:name="P198" style:parent-style-name="NoSpacing" style:list-style-name="LFO4" style:family="paragraph"/>
    <style:style style:name="T199" style:parent-style-name="DefaultParagraphFont" style:family="text">
      <style:text-properties style:font-name="Aptos" style:font-name-complex="Calibri" fo:color="#000000" fo:background-color="#FFFFFF"/>
    </style:style>
    <style:style style:name="P200" style:parent-style-name="NoSpacing" style:list-style-name="LFO4" style:family="paragraph">
      <style:text-properties style:font-name="Aptos" style:font-name-complex="Calibri" fo:color="#000000" fo:background-color="#FFFFFF"/>
    </style:style>
    <style:style style:name="P201" style:parent-style-name="NoSpacing" style:list-style-name="LFO4" style:family="paragraph">
      <style:text-properties style:font-name="Aptos" style:font-name-complex="Calibri" fo:color="#000000" fo:background-color="#FFFFFF"/>
    </style:style>
    <style:style style:name="P202" style:parent-style-name="NoSpacing" style:list-style-name="LFO4" style:family="paragraph"/>
    <style:style style:name="T203" style:parent-style-name="DefaultParagraphFont" style:family="text">
      <style:text-properties style:font-name="Aptos" style:font-name-complex="Calibri" fo:color="#000000" fo:background-color="#FFFFFF"/>
    </style:style>
    <style:style style:name="P204" style:parent-style-name="NoSpacing" style:list-style-name="LFO4" style:family="paragraph"/>
    <style:style style:name="T205" style:parent-style-name="DefaultParagraphFont" style:family="text">
      <style:text-properties style:font-name="Aptos" style:font-name-complex="Calibri" fo:color="#000000" fo:background-color="#FFFFFF"/>
    </style:style>
    <style:style style:name="P206" style:parent-style-name="NoSpacing" style:list-style-name="LFO4" style:family="paragraph"/>
    <style:style style:name="T207" style:parent-style-name="DefaultParagraphFont" style:family="text">
      <style:text-properties style:font-name="Aptos" style:font-name-complex="Calibri" fo:color="#000000" fo:background-color="#FFFFFF"/>
    </style:style>
    <style:style style:name="P208" style:parent-style-name="NoSpacing" style:list-style-name="LFO4" style:family="paragraph"/>
    <style:style style:name="T209" style:parent-style-name="DefaultParagraphFont" style:family="text">
      <style:text-properties style:font-name="Aptos" style:font-name-complex="Calibri" fo:color="#000000" fo:background-color="#FFFFFF"/>
    </style:style>
    <style:style style:name="P210" style:parent-style-name="NoSpacing" style:list-style-name="LFO4" style:family="paragraph"/>
    <style:style style:name="T211" style:parent-style-name="DefaultParagraphFont" style:family="text">
      <style:text-properties style:font-name="Aptos" style:font-name-complex="Calibri" fo:color="#000000" fo:background-color="#FFFFFF"/>
    </style:style>
    <style:style style:name="P212" style:parent-style-name="NoSpacing" style:list-style-name="LFO4" style:family="paragraph"/>
    <style:style style:name="T213" style:parent-style-name="DefaultParagraphFont" style:family="text">
      <style:text-properties style:font-name="Aptos" style:font-name-complex="Calibri" fo:color="#000000" fo:background-color="#FFFFFF"/>
    </style:style>
    <style:style style:name="P214" style:parent-style-name="NoSpacing" style:list-style-name="LFO4" style:family="paragraph"/>
    <style:style style:name="T215" style:parent-style-name="DefaultParagraphFont" style:family="text">
      <style:text-properties style:font-name="Aptos" style:font-name-complex="Calibri" fo:color="#000000" fo:background-color="#FFFFFF"/>
    </style:style>
    <style:style style:name="P216" style:parent-style-name="NoSpacing" style:list-style-name="LFO4" style:family="paragraph"/>
    <style:style style:name="T217" style:parent-style-name="DefaultParagraphFont" style:family="text">
      <style:text-properties style:font-name="Aptos" style:font-name-complex="Calibri" fo:color="#000000" fo:background-color="#FFFFFF"/>
    </style:style>
    <style:style style:name="P218" style:parent-style-name="NoSpacing" style:list-style-name="LFO4" style:family="paragraph"/>
    <style:style style:name="T219" style:parent-style-name="DefaultParagraphFont" style:family="text">
      <style:text-properties style:font-name="Aptos" style:font-name-complex="Calibri" fo:color="#000000" fo:background-color="#FFFFFF"/>
    </style:style>
    <style:style style:name="P220" style:parent-style-name="NoSpacing" style:list-style-name="LFO4" style:family="paragraph">
      <style:text-properties style:font-name="Aptos" style:font-name-complex="Calibri" fo:color="#000000" fo:background-color="#FFFFFF"/>
    </style:style>
    <style:style style:name="P221" style:parent-style-name="NoSpacing" style:list-style-name="LFO4" style:family="paragraph">
      <style:text-properties style:font-name="Aptos" style:font-name-complex="Calibri" fo:color="#000000" fo:background-color="#FFFFFF"/>
    </style:style>
    <style:style style:name="P222" style:parent-style-name="NoSpacing" style:list-style-name="LFO4" style:family="paragraph"/>
    <style:style style:name="T223" style:parent-style-name="DefaultParagraphFont" style:family="text">
      <style:text-properties style:font-name="Aptos" style:font-name-complex="Calibri" fo:color="#000000" fo:background-color="#FFFFFF"/>
    </style:style>
    <style:style style:name="T224" style:parent-style-name="DefaultParagraphFont" style:family="text">
      <style:text-properties style:font-name="Aptos" style:font-name-complex="Calibri" fo:color="#000000" fo:background-color="#FFFFFF"/>
    </style:style>
    <style:style style:name="T225" style:parent-style-name="DefaultParagraphFont" style:family="text">
      <style:text-properties style:font-name="Aptos" style:font-name-complex="Calibri" fo:font-weight="bold" style:font-weight-asian="bold" style:font-weight-complex="bold" fo:color="#000000" fo:background-color="#FFFFFF"/>
    </style:style>
    <style:style style:name="T226" style:parent-style-name="DefaultParagraphFont" style:family="text">
      <style:text-properties style:font-name="Aptos" style:font-name-complex="Calibri" fo:color="#000000" fo:background-color="#FFFFFF"/>
    </style:style>
    <style:style style:name="P227" style:parent-style-name="NoSpacing" style:family="paragraph">
      <style:text-properties style:font-name="Aptos" style:font-name-complex="Calibri" fo:color="#000000" fo:background-color="#FFFFFF"/>
    </style:style>
    <style:style style:name="P228" style:parent-style-name="NoSpacing" style:family="paragraph">
      <style:text-properties style:font-name="Aptos" fo:font-weight="bold" style:font-weight-asian="bold" style:font-weight-complex="bold" fo:color="#000000"/>
    </style:style>
    <style:style style:name="P229" style:parent-style-name="NoSpacing" style:family="paragraph">
      <style:text-properties style:font-name="Aptos" fo:font-weight="bold" style:font-weight-asian="bold" style:font-weight-complex="bold" fo:color="#000000"/>
    </style:style>
    <style:style style:name="P230" style:parent-style-name="NoSpacing" style:family="paragraph">
      <style:text-properties style:font-name="Aptos" fo:font-weight="bold" style:font-weight-asian="bold" style:font-weight-complex="bold" fo:color="#000000"/>
    </style:style>
    <style:style style:name="P231" style:parent-style-name="NoSpacing" style:family="paragraph">
      <style:text-properties style:font-name="Aptos" fo:font-weight="bold" style:font-weight-asian="bold" style:font-weight-complex="bold" fo:color="#000000"/>
    </style:style>
    <style:style style:name="P232" style:parent-style-name="NoSpacing" style:family="paragraph">
      <style:text-properties style:font-name="Aptos" style:font-name-complex="Calibri" fo:color="#000000" fo:background-color="#FFFFFF"/>
    </style:style>
    <style:style style:name="P233" style:parent-style-name="NoSpacing" style:list-style-name="LFO5" style:family="paragraph">
      <style:text-properties style:font-name="Aptos" fo:color="#000000"/>
    </style:style>
    <style:style style:name="P234" style:parent-style-name="NoSpacing" style:list-style-name="LFO5" style:family="paragraph">
      <style:text-properties style:font-name="Aptos" fo:color="#000000"/>
    </style:style>
    <style:style style:name="P235" style:parent-style-name="NoSpacing" style:list-style-name="LFO5" style:family="paragraph">
      <style:text-properties style:font-name="Aptos" fo:color="#000000"/>
    </style:style>
    <style:style style:name="P236" style:parent-style-name="NoSpacing" style:list-style-name="LFO5" style:family="paragraph">
      <style:text-properties style:font-name="Aptos" fo:color="#000000"/>
    </style:style>
    <style:style style:name="P237" style:parent-style-name="NoSpacing" style:list-style-name="LFO5" style:family="paragraph">
      <style:text-properties style:font-name="Aptos" fo:color="#000000"/>
    </style:style>
    <style:style style:name="P238" style:parent-style-name="NoSpacing" style:family="paragraph">
      <style:text-properties style:font-name="Aptos" fo:color="#000000"/>
    </style:style>
    <style:style style:name="P239" style:parent-style-name="NoSpacing" style:family="paragraph">
      <style:text-properties style:font-name="Aptos" fo:font-weight="bold" style:font-weight-asian="bold" style:font-weight-complex="bold" fo:color="#000000"/>
    </style:style>
    <style:style style:name="P240" style:parent-style-name="NoSpacing" style:family="paragraph">
      <style:text-properties style:font-name="Aptos" fo:font-weight="bold" style:font-weight-asian="bold" style:font-weight-complex="bold" fo:color="#000000"/>
    </style:style>
    <style:style style:name="P241" style:parent-style-name="NoSpacing" style:family="paragraph">
      <style:text-properties style:font-name="Aptos" fo:font-weight="bold" style:font-weight-asian="bold" style:font-weight-complex="bold" fo:color="#000000"/>
    </style:style>
    <style:style style:name="P242" style:parent-style-name="NoSpacing" style:family="paragraph">
      <style:text-properties style:font-name="Aptos" fo:font-weight="bold" style:font-weight-asian="bold" style:font-weight-complex="bold" fo:color="#000000"/>
    </style:style>
    <style:style style:name="P243" style:parent-style-name="NoSpacing" style:family="paragraph">
      <style:text-properties style:font-name="Aptos" fo:color="#000000"/>
    </style:style>
    <style:style style:name="P244" style:parent-style-name="NoSpacing" style:list-style-name="LFO6" style:family="paragraph">
      <style:text-properties style:font-name="Aptos" fo:color="#000000"/>
    </style:style>
    <style:style style:name="P245" style:parent-style-name="NoSpacing" style:list-style-name="LFO6" style:family="paragraph">
      <style:text-properties style:font-name="Aptos" fo:color="#000000"/>
    </style:style>
    <style:style style:name="P246" style:parent-style-name="NoSpacing" style:list-style-name="LFO6" style:family="paragraph">
      <style:text-properties style:font-name="Aptos" fo:color="#000000"/>
    </style:style>
    <style:style style:name="P247" style:parent-style-name="NoSpacing" style:list-style-name="LFO6" style:family="paragraph">
      <style:text-properties style:font-name="Aptos" fo:color="#000000"/>
    </style:style>
    <style:style style:name="P248" style:parent-style-name="NoSpacing" style:list-style-name="LFO6" style:family="paragraph">
      <style:text-properties style:font-name="Aptos" fo:color="#000000"/>
    </style:style>
    <style:style style:name="P249" style:parent-style-name="NoSpacing" style:list-style-name="LFO6" style:family="paragraph"/>
    <style:style style:name="T250" style:parent-style-name="DefaultParagraphFont" style:family="text">
      <style:text-properties style:font-name="Aptos" fo:color="#000000"/>
    </style:style>
    <style:style style:name="P251" style:parent-style-name="NoSpacing" style:family="paragraph">
      <style:text-properties style:font-name="Aptos" fo:color="#000000"/>
    </style:style>
    <style:style style:name="P252" style:parent-style-name="NoSpacing" style:family="paragraph">
      <style:text-properties style:font-name="Aptos" fo:font-weight="bold" style:font-weight-asian="bold" style:font-weight-complex="bold" fo:color="#000000"/>
    </style:style>
    <style:style style:name="P253" style:parent-style-name="NoSpacing" style:family="paragraph">
      <style:text-properties style:font-name="Aptos" fo:font-weight="bold" style:font-weight-asian="bold" style:font-weight-complex="bold" fo:color="#000000"/>
    </style:style>
    <style:style style:name="T254" style:parent-style-name="DefaultParagraphFont" style:family="text">
      <style:text-properties style:font-name="Aptos" fo:color="#000000"/>
    </style:style>
  </office:automatic-styles>
  <office:body>
    <office:text text:use-soft-page-breaks="true">
      <text:p text:style-name="P1">Puja Saha</text:p>
      <text:p text:style-name="P2"><text:span text:style-name="T3">E-Mail:</text:span><text:span text:style-name="T4"><text:s/></text:span><text:span text:style-name="T5">Sudheer.r@tekprosol.com</text:span></text:p>
      <text:p text:style-name="P6">Contact: 609 981 8255</text:p>
      <text:p text:style-name="P7"/>
      <text:p text:style-name="P8">Professional Summary:<text:s/></text:p>
      <text:p text:style-name="P9"/>
      <text:p text:style-name="P10">Dedicated and experienced Test Engineer Lead with over 10 years of expertise in Selenium WebDriver, TestNG, Java programming, and BDD automation frameworks and Quality assurance and test leadership roles. Skilled in assessing and improving testing frameworks, ensuring code modularity, data-driven capabilities, and efficiency. Adept at leading cross-functional teams, designing comprehensive test strategies, and optimizing testing processes for efficiency. Seeking a challenging Test Engineer Led position to leverage my skills and experience in driving excellence in software testing and delivery.<text:s/></text:p>
      <text:p text:style-name="P11"/>
      <text:p text:style-name="P12">Key Competencies:<text:s/></text:p>
      <text:p text:style-name="P13"/>
      <text:p text:style-name="NoSpacing"><text:span text:style-name="T14">Testing Leadership:</text:span><text:span text:style-name="T15"><text:s/>Adept at leading cross-functional testing teams, setting clear objectives, and implementing best practices to deliver high-quality software products. Experienced in manual and automated testing methodologies.<text:s/></text:span></text:p>
      <text:p text:style-name="P16"/>
      <text:p text:style-name="NoSpacing"><text:span text:style-name="T17">Production Support:</text:span><text:span text:style-name="T18"><text:s/>Proficient in managing and enhancing production environments, resolving critical incidents, and implementing proactive monitoring and maintenance measures to ensure system stability and availability.<text:s/></text:span></text:p>
      <text:p text:style-name="P19"/>
      <text:p text:style-name="NoSpacing"><text:span text:style-name="T20">Quality Assurance:</text:span><text:span text:style-name="T21"><text:s/>Expertise in designing and executing comprehensive test plans, test cases, and test scripts. Skilled in identifying defects early in the development cycle, reducing rework, and improving overall software quality.<text:s/></text:span></text:p>
      <text:p text:style-name="P22"/>
      <text:p text:style-name="NoSpacing"><text:span text:style-name="T23">Collaborative Leadership:</text:span><text:span text:style-name="T24"><text:s/>Known for fostering a collaborative culture that promotes knowledge sharing and cross-functional collaboration among teams, driving continuous improvement.<text:s/></text:span></text:p>
      <text:p text:style-name="P25"/>
      <text:p text:style-name="NoSpacing"><text:span text:style-name="T26">Client-Focused:</text:span><text:span text:style-name="T27"><text:s/>Solutions and delivering exceptional client satisfaction by understanding their needs, providing timely solutions, and maintaining open lines of communication.<text:s/></text:span></text:p>
      <text:p text:style-name="P28"/>
      <text:p text:style-name="NoSpacing"><text:span text:style-name="T29">Technical Proficiency:</text:span><text:span text:style-name="T30"><text:s/>Well-versed in a wide range of testing tools and technologies, including [list specific tools, e.g., Selenium, JIRA, Jenkins]. Also skilled in database management, scripting, and system administration</text:span></text:p>
      <text:p text:style-name="P31"/>
      <text:p text:style-name="NoSpacing"><text:span text:style-name="T32">SOFTWARE SKILLS:</text:span></text:p>
      <text:p text:style-name="P33"/>
      <table:table table:style-name="Table34">
        <table:table-columns>
          <table:table-column table:style-name="TableColumn35"/>
          <table:table-column table:style-name="TableColumn36"/>
        </table:table-columns>
        <table:table-row table:style-name="TableRow37">
          <table:table-cell table:style-name="TableCell38">
            <text:p text:style-name="P39">Testing Tools</text:p>
          </table:table-cell>
          <table:table-cell table:style-name="TableCell40">
            <text:p text:style-name="NoSpacing"><text:span text:style-name="T41">Quality Center (ALM), TFS, Jira, PT Tracker, Bugzilla and SOAPUI, Perfecto/Appium, QTP,<text:s/></text:span><text:span text:style-name="T42">AWS<text:s/></text:span><text:span text:style-name="T43">Cloud Logs, DynamoDB/MongoDB</text:span><text:span text:style-name="T44">,<text:s/></text:span><text:span text:style-name="T45">Selenium Load Runner, UFT/QT Junit, TestNG, API, Protractor, Manual Testing, JMeter, Cucumber, Jasmine, DevOps/Jenkins, GITHUB</text:span></text:p>
          </table:table-cell>
        </table:table-row>
        <table:table-row table:style-name="TableRow46">
          <table:table-cell table:style-name="TableCell47">
            <text:p text:style-name="P48">Automation Framework</text:p>
          </table:table-cell>
          <table:table-cell table:style-name="TableCell49">
            <text:p text:style-name="P50">POM, Hybrid, Keyword, Modular, TDD, BDD (Cucumber),</text:p>
          </table:table-cell>
        </table:table-row>
        <table:table-row table:style-name="TableRow51">
          <table:table-cell table:style-name="TableCell52">
            <text:p text:style-name="P53">Web Debugging Tool</text:p>
          </table:table-cell>
          <table:table-cell table:style-name="TableCell54">
            <text:p text:style-name="P55">Xpath, Fire path, Firebug, Web debugger</text:p>
          </table:table-cell>
        </table:table-row>
        <table:table-row table:style-name="TableRow56">
          <table:table-cell table:style-name="TableCell57">
            <text:p text:style-name="P58">Operating Systems</text:p>
          </table:table-cell>
          <table:table-cell table:style-name="TableCell59">
            <text:p text:style-name="P60">Windows XP, MS-DOS, Citrix, and UNIX.</text:p>
          </table:table-cell>
        </table:table-row>
        <table:table-row table:style-name="TableRow61">
          <table:table-cell table:style-name="TableCell62">
            <text:p text:style-name="P63">Languages</text:p>
          </table:table-cell>
          <table:table-cell table:style-name="TableCell64">
            <text:p text:style-name="P65">Java, C, C++, VB, PL/SQL, SQL, and C#.<text:tab/></text:p>
          </table:table-cell>
        </table:table-row>
        <table:table-row table:style-name="TableRow66">
          <table:table-cell table:style-name="TableCell67">
            <text:p text:style-name="P68">Scripting languages</text:p>
          </table:table-cell>
          <table:table-cell table:style-name="TableCell69">
            <text:p text:style-name="P70">Perl script, Python script, JavaScript, Unix Shell script, VB Script, XML, HTML and WSDL</text:p>
          </table:table-cell>
        </table:table-row>
        <table:table-row table:style-name="TableRow71">
          <table:table-cell table:style-name="TableCell72">
            <text:p text:style-name="P73">Databases and Tools</text:p>
          </table:table-cell>
          <table:table-cell table:style-name="TableCell74">
            <text:p text:style-name="P75">Oracle, SQL Server, TOAD and SQL-Developer,<text:s/></text:p>
          </table:table-cell>
        </table:table-row>
        <table:table-row table:style-name="TableRow76">
          <table:table-cell table:style-name="TableCell77">
            <text:p text:style-name="P78">Documentation</text:p>
          </table:table-cell>
          <table:table-cell table:style-name="TableCell79">
            <text:p text:style-name="P80">MS PowerPoint, MS Project, MS Visio, MS Web, MS Excel.<text:tab/><text:tab/></text:p>
          </table:table-cell>
        </table:table-row>
        <text:soft-page-break/>
        <table:table-row table:style-name="TableRow81">
          <table:table-cell table:style-name="TableCell82">
            <text:p text:style-name="P83">Reporting Tools</text:p>
          </table:table-cell>
          <table:table-cell table:style-name="TableCell84">
            <text:p text:style-name="P85">Cognos, Crystal reports, ALM, ZIRA, Rally.</text:p>
          </table:table-cell>
        </table:table-row>
      </table:table>
      <text:p text:style-name="P86"/>
      <text:p text:style-name="P87"/>
      <text:p text:style-name="P88">Professional Experience</text:p>
      <text:p text:style-name="P89"/>
      <text:p text:style-name="P90">Client: DTCC<text:tab/><text:tab/><text:tab/><text:tab/><text:tab/><text:tab/><text:tab/><text:tab/><text:tab/><text:tab/>Nov 2022 - Present</text:p>
      <text:p text:style-name="P91">Location: Tampa, FL</text:p>
      <text:p text:style-name="P92">Role: QA Lead</text:p>
      <text:p text:style-name="P93">Responsibilities:<text:s/></text:p>
      <text:p text:style-name="P94"/>
      <text:list text:style-name="LFO1" text:continue-numbering="true">
        <text:list-item>
          <text:p text:style-name="P95">Lead a team of IT professionals in the successful planning and execution of Selenium Java test automation projects.<text:s/></text:p>
        </text:list-item>
        <text:list-item>
          <text:p text:style-name="P96">Oversee the development and maintenance of robust test automation frameworks using Core Java.<text:s/></text:p>
        </text:list-item>
        <text:list-item>
          <text:p text:style-name="P97">Spearheaded automated testing efforts using Selenium WebDriver, TestNG, and Java to ensure comprehensive test coverage and the delivery of high-quality software.<text:s/></text:p>
        </text:list-item>
        <text:list-item>
          <text:p text:style-name="P98">Developed and maintained modular, data-driven automation frameworks using BDD Cucumber with Gherkin syntax, enabling efficient test case design and execution.<text:s/></text:p>
        </text:list-item>
        <text:list-item>
          <text:p text:style-name="P99">Assessed the existing testing framework, identified gaps, and implemented improvements to align with target state objectives.<text:s/></text:p>
        </text:list-item>
        <text:list-item>
          <text:p text:style-name="P100">Provided expert consultation on automation framework architecture, promoting best practices and code reusability.<text:s/></text:p>
        </text:list-item>
        <text:list-item>
          <text:p text:style-name="P101">Acted as a key point of contact for production issues, resolving critical incidents swiftly and implementing preventative measures.<text:s/></text:p>
        </text:list-item>
        <text:list-item>
          <text:p text:style-name="P102">Ensured that automated test designs balanced clarity and efficiency, optimizing test scripts for maintainability and readability.<text:s/></text:p>
        </text:list-item>
        <text:list-item>
          <text:p text:style-name="P103">Wrote, executed, and maintained automated test scripts to validate software functionality and user experiences, reducing manual testing efforts by 100%.<text:s/></text:p>
        </text:list-item>
        <text:list-item>
          <text:p text:style-name="P104">Proficiently managed code repositories using Bitbucket/GitHub, ensuring version control and collaborative development.<text:s/></text:p>
        </text:list-item>
        <text:list-item>
          <text:p text:style-name="P105">Introduced test automation practices, optimizing testing procedures and improving release quality. - Conducted training sessions to enhance the testing team's skills and promote a continuous improvement culture.<text:s/></text:p>
        </text:list-item>
        <text:list-item>
          <text:p text:style-name="P106">Team management prepared shifts roaster and handled client escalations.</text:p>
        </text:list-item>
        <text:list-item>
          <text:p text:style-name="P107">Executed test cases in Selenium and log defects in tools like Bugzilla, JIRA.</text:p>
        </text:list-item>
        <text:list-item>
          <text:p text:style-name="P108">Implemented automation using Selenium WebDriver using Java programming.</text:p>
        </text:list-item>
        <text:list-item>
          <text:p text:style-name="P109">Automated test scripts using Selenium WebDriver and Cucumber framework.</text:p>
        </text:list-item>
        <text:list-item>
          <text:p text:style-name="P110">Used Junit to run Cucumber feature and scenarios and generating report daily basis.</text:p>
        </text:list-item>
        <text:list-item>
          <text:p text:style-name="P111">Used Protractor which is and End-to-End Framework testing for AngularJS Web Applications.</text:p>
        </text:list-item>
        <text:list-item>
          <text:p text:style-name="P112">Involved in writing automated scripts for Angular.JS application using Protractor and Java.</text:p>
        </text:list-item>
        <text:list-item>
          <text:p text:style-name="P113">Developed and executed maintainable automation tests for acceptance, functional, and regression test cases.</text:p>
        </text:list-item>
        <text:list-item>
          <text:p text:style-name="P114">Developed and executed software systems utilizing JavaScript and Groovy.</text:p>
        </text:list-item>
        <text:list-item>
          <text:p text:style-name="P115">Identify object's ids, Name, XPaths, links in the application using inspect elements.</text:p>
        </text:list-item>
        <text:list-item>
          <text:p text:style-name="P116">Created continuous integration jobs using Jenkins to periodically execute automated test case.</text:p>
        </text:list-item>
        <text:list-item>
          <text:p text:style-name="P117">Tested the web services like SOAP and REST API.</text:p>
        </text:list-item>
        <text:list-item>
          <text:p text:style-name="P118">Ran the smoke test and regression test suites using Jenkins.</text:p>
        </text:list-item>
        <text:list-item>
          <text:p text:style-name="P119">Configured Selenium WebDriver, Cucumber, Cypress, Maven tool and created selenium automation scripts in java using Cucumber prior to agile release.</text:p>
        </text:list-item>
        <text:list-item>
          <text:p text:style-name="P120">Developed BDD tests using Cucumber by writing behaviors and step definitions.</text:p>
        </text:list-item>
        <text:list-item>
          <text:p text:style-name="P121">Involved in trouble shooting and fixed issues with developers in different testing phases.</text:p>
        </text:list-item>
        <text:list-item>
          <text:p text:style-name="P122">Automated Regression and Functional test suites by developing over 170+ test cases and five test suites using Selenium WebDriver.</text:p>
        </text:list-item>
        <text:list-item>
          <text:p text:style-name="P123">Conducted mobile apps testing across the Web.</text:p>
        </text:list-item>
        <text:list-item>
          <text:p text:style-name="P124">Analysing and developed test script, test cases and performed Manual and Automation Testing like Positive Testing and Negative Testing.</text:p>
        </text:list-item>
        <text:list-item>
          <text:p text:style-name="P125">Developed Keyword Driven and Data Driven frameworks to retrieve test actions, test data from Excel files and SQL Databases.</text:p>
        </text:list-item>
      </text:list>
      <text:p text:style-name="P126"/>
      <text:p text:style-name="NoSpacing"><text:span text:style-name="T127">Environment</text:span><text:span text:style-name="T128">: Java, Selenium Web Driver/GRID, Groovy, Junit, Ant, Jenkins, SoapUI, MVC, Eclipse, HTML, XML, agile, JIRA, Bugzilla, Internet Explorer, Firefox, Chrome, SQL, HP ALM, Appium, Oracle, Windows.</text:span></text:p>
      <text:p text:style-name="P129"/>
      <text:p text:style-name="P130">Client: Spectra Labs<text:tab/><text:tab/><text:tab/><text:tab/><text:tab/><text:tab/><text:tab/><text:tab/><text:tab/>Aug 2021 – Oct 2022</text:p>
      <text:p text:style-name="P131">Location: Jersey City, NJ</text:p>
      <text:p text:style-name="P132">Role: QA / SDET</text:p>
      <text:p text:style-name="P133">Responsibilities:</text:p>
      <text:p text:style-name="P134"/>
      <text:list text:style-name="LFO2" text:continue-numbering="true">
        <text:list-item>
          <text:p text:style-name="P135">Developed Test Plan, Test Cases, and Test Scripts.</text:p>
        </text:list-item>
        <text:list-item>
          <text:p text:style-name="P136">Analyzed Business Requirements (BR) and Application design documents and created Traceability Matrix interlinking the test requirements and test cases.</text:p>
        </text:list-item>
        <text:list-item>
          <text:p text:style-name="P137">Worked on Claims adjudication and processing application on the payor side.</text:p>
        </text:list-item>
        <text:list-item>
          <text:p text:style-name="P138">Generated High-level Test Plans, various workflows, Manual Scripts.</text:p>
        </text:list-item>
        <text:list-item>
          <text:p text:style-name="P139">Extensively involved in all phases of Manual, Automation, White Box, Black Box and Gray Box Testing including Functional, System, Integration, Regression, Load and Performance Testing.</text:p>
        </text:list-item>
        <text:list-item>
          <text:p text:style-name="P140">Extensively used Quality Center and JIRA for Test planning, Bug tracking, Defect reporting and Analysis of Test results.</text:p>
        </text:list-item>
        <text:list-item>
          <text:p text:style-name="P141">Tested the application for specific Performance and End User Testing on its compatibility on various web browsers like Firefox, Safari Internet Explorer.</text:p>
        </text:list-item>
        <text:list-item>
          <text:p text:style-name="P142">Widely used the test automation frameworks such as keyword driven, and data driven.</text:p>
        </text:list-item>
        <text:list-item>
          <text:p text:style-name="P143">Written various SQL queries and performed backend validations.</text:p>
        </text:list-item>
        <text:list-item>
          <text:p text:style-name="P144">Analyzed the System and Functional Requirements to understand the scope of the testing.<text:s/></text:p>
        </text:list-item>
        <text:list-item>
          <text:p text:style-name="P145">Involved in the preparation of the Master Test Plan, which talks about Objective, Scope, Entry and Exit criteria, features, and functions to be tested.</text:p>
        </text:list-item>
        <text:list-item>
          <text:p text:style-name="P146">Strongly used Service Oriented Architecture (SOA) in Web services testing.</text:p>
        </text:list-item>
        <text:list-item>
          <text:p text:style-name="P147">Created Test sets and Executed in QC Test Lab.</text:p>
        </text:list-item>
        <text:list-item>
          <text:p text:style-name="P148">Strong knowledge of QTP 11.0/10.0, LoadRunner, Selenium, JavaScript, and VB Scripting.</text:p>
        </text:list-item>
        <text:list-item>
          <text:p text:style-name="P149">Developed automation scripts from scratch using programming languages like VB/VBScript.<text:s/></text:p>
        </text:list-item>
        <text:list-item>
          <text:p text:style-name="P150">Excellent hands-on experience with Descriptive Programming.<text:s/></text:p>
        </text:list-item>
        <text:list-item>
          <text:p text:style-name="P151">Experience of UNIX and Linux servers, ability to read, code and test UNIX shell scripts.</text:p>
        </text:list-item>
        <text:list-item>
          <text:p text:style-name="P152">Strongly performed QA Testing of Java applications with an Oracle backend.</text:p>
        </text:list-item>
        <text:list-item>
          <text:p text:style-name="P153">Extensively worked on application databases of ETL components.</text:p>
        </text:list-item>
        <text:list-item>
          <text:p text:style-name="P154">Involved in Integration, System, Regression and User Acceptance Testing (UAT).</text:p>
        </text:list-item>
        <text:list-item>
          <text:p text:style-name="P155">Tested web application in waterfall and agile development process.<text:s/></text:p>
        </text:list-item>
        <text:list-item>
          <text:p text:style-name="P156">Strong involved in troubleshooting Automation related issues.</text:p>
        </text:list-item>
        <text:list-item>
          <text:p text:style-name="P157">Developed and executed automated scripts for Functional and Regression Testing for ETL Processes using QTP, VBScript.</text:p>
        </text:list-item>
        <text:list-item>
          <text:p text:style-name="P158">Performed Database testing by running SQL queries in TOAD against Oracle database and Executing scripts for SQL Server Database for Database testing.</text:p>
        </text:list-item>
        <text:list-item>
          <text:p text:style-name="P159">Participated in weekly status meeting, coordinated with the developers and testers to resolve the defects, `and close them.</text:p>
        </text:list-item>
      </text:list>
      <text:p text:style-name="P160"/>
      <text:p text:style-name="NoSpacing"><text:span text:style-name="T161">Environment</text:span><text:span text:style-name="T162">: Manual Testing, QTP 11.0/10.0, Quality Center ALM/10.0, Windows, SRM, Selenium RC, ESB, JSP, JavaScript, VB6.0, Web logic6.0, Oracle.</text:span></text:p>
      <text:p text:style-name="P163"/>
      <text:p text:style-name="P164">Client; USAA<text:tab/><text:tab/><text:tab/><text:s text:c="13"/><text:tab/><text:tab/><text:tab/><text:tab/><text:tab/><text:tab/><text:tab/>Oct 2020 – July 2021</text:p>
      <text:p text:style-name="P165">Location: Texas</text:p>
      <text:p text:style-name="NoSpacing"><text:span text:style-name="T166">Role: Automation Tester</text:span></text:p>
      <text:p text:style-name="P167">Responsibilities:</text:p>
      <text:p text:style-name="P168"/>
      <text:list text:style-name="LFO3" text:continue-numbering="true">
        <text:list-item>
          <text:p text:style-name="P169">Developing the Test Scripts in Selenium, Java, TestNG integrated with Spritz tool.</text:p>
        </text:list-item>
        <text:list-item>
          <text:p text:style-name="P170">Involved in Test Data Preparation.</text:p>
        </text:list-item>
        <text:list-item>
          <text:p text:style-name="P171">Test Execution of Scripts in Spritz.</text:p>
        </text:list-item>
        <text:list-item>
          <text:p text:style-name="P172">Provided Knowledge Transfer to the new joiners and peers.</text:p>
        </text:list-item>
        <text:list-item>
          <text:p text:style-name="P173">Involved in Functionality, Sanity and Regression Testing.</text:p>
        </text:list-item>
        <text:list-item>
          <text:p text:style-name="P174">Daily call discussion with onsite counterparts on the issues, tasks, progress for the day.</text:p>
        </text:list-item>
        <text:list-item>
          <text:p text:style-name="P175">Handle Defect Triage calls and set Priority and Severity for the Defects.</text:p>
        </text:list-item>
        <text:list-item>
          <text:p text:style-name="P176"><text:span text:style-name="T177">Preparation of Test Plans, Test Scenarios, Test Conditions outline and Test Cases from the Business requirements and Functional Specification. </text:span></text:p>
        </text:list-item>
        <text:list-item>
          <text:p text:style-name="P178"><text:span text:style-name="T179">Involved in analysing System &amp; Functional Specifications, Use Cases, Business Requirements, Identifying Test Requirements, Test Plan preparation, Test Scenario design, Test case execution and Defect logging. </text:span></text:p>
        </text:list-item>
        <text:list-item>
          <text:p text:style-name="P180"><text:span text:style-name="T181">Created Automation Test scenarios using Java TestNG, Selenium WebDriver and used Maven Build tool to run the automation. </text:span></text:p>
        </text:list-item>
        <text:list-item>
          <text:p text:style-name="P182"><text:span text:style-name="T183">Performed Smoke, Functional, Graphic User Interface, Regression Testing, Negative and Positive testing, testing manually on the first release of the application. </text:span></text:p>
        </text:list-item>
        <text:list-item>
          <text:p text:style-name="P184"><text:span text:style-name="T185">Managed and executed the test process, using Agile Methodology - Scrum Based approach. </text:span></text:p>
        </text:list-item>
        <text:list-item>
          <text:p text:style-name="P186">Defect logging and tracking through HP QC. Preparing daily status reports and defect reports for daily sprints. </text:p>
        </text:list-item>
      </text:list>
      <text:p text:style-name="P187"/>
      <text:p text:style-name="NoSpacing"><text:span text:style-name="T188">Environment</text:span><text:span text:style-name="T189">: Agile, Java, Selenium, TestNG, Spritz, SVN, HP ALM, Maven, Eclipse, SQL Developer, Functional Testing.</text:span></text:p>
      <text:p text:style-name="P190"/>
      <text:p text:style-name="P191">Client: J&amp;J<text:tab/><text:tab/><text:tab/><text:tab/><text:tab/><text:tab/><text:tab/><text:tab/><text:tab/><text:tab/>Aug 2018 – Sep 2020</text:p>
      <text:p text:style-name="P192">Location: NJ</text:p>
      <text:p text:style-name="P193">Role: QA</text:p>
      <text:p text:style-name="P194">Responsibilities:</text:p>
      <text:p text:style-name="P195"/>
      <text:list text:style-name="LFO4" text:continue-numbering="true">
        <text:list-item>
          <text:p text:style-name="P196"><text:span text:style-name="T197">Participated in the Business and Functional Requirement Document review conducted by BA team to better understand the application functionality. </text:span></text:p>
        </text:list-item>
        <text:list-item>
          <text:p text:style-name="P198"><text:span text:style-name="T199">Analysed and developed automation test scripts using Selenium, Java, TestNG to meet the business requirements. </text:span></text:p>
        </text:list-item>
        <text:list-item>
          <text:p text:style-name="P200">Worked using different locators like ID, Xpath, CSS Selector for identifying the UI objects. </text:p>
        </text:list-item>
        <text:list-item>
          <text:p text:style-name="P201">Involved in debugging the automation tests &amp; fixing the errors in the automation tests using the Eclipse.</text:p>
        </text:list-item>
        <text:list-item>
          <text:p text:style-name="P202"><text:span text:style-name="T203">Involved in designing, creating, and maintaining framework for web-based applications leveraging Java with Selenium WebDriver, Page Object Model (POM), Hybrid driven (Data driven + Keyword driven) framework. </text:span></text:p>
        </text:list-item>
        <text:list-item>
          <text:p text:style-name="P204"><text:span text:style-name="T205">Developed and executed Selenium test scripts for different browsers and checked for compatibility. </text:span></text:p>
        </text:list-item>
        <text:list-item>
          <text:p text:style-name="P206"><text:span text:style-name="T207">Performed Regression testing on new builds, for every modification in the application using Selenium Web driver. </text:span></text:p>
        </text:list-item>
        <text:list-item>
          <text:p text:style-name="P208"><text:span text:style-name="T209">Tested compatibility of application for dynamic and static content for cross browsers using HTMLIDs and XPath in Selenium </text:span></text:p>
        </text:list-item>
        <text:list-item>
          <text:p text:style-name="P210"><text:span text:style-name="T211">Prepared the Test cases in Test Plan tab of quality center, test Scenarios and followed-up defects with quality centre. </text:span></text:p>
        </text:list-item>
        <text:list-item>
          <text:p text:style-name="P212"><text:span text:style-name="T213">Managed Test Cases in the HP Quality Center (ALM). </text:span></text:p>
        </text:list-item>
        <text:list-item>
          <text:p text:style-name="P214"><text:span text:style-name="T215">Developed detailed Testing Methodologies, Test Matrices and Test Procedures </text:span></text:p>
        </text:list-item>
        <text:list-item>
          <text:p text:style-name="P216"><text:span text:style-name="T217">Executed the Test Cases, generated reports and tracked the defects in the HP ALM, update the test cases as per the results.</text:span></text:p>
        </text:list-item>
        <text:list-item>
          <text:p text:style-name="P218"><text:span text:style-name="T219">Analysing test results and report generation.</text:span></text:p>
        </text:list-item>
        <text:list-item>
          <text:p text:style-name="P220">Daily call discussion with onsite counterparts on the issues, tasks, progress for the day.</text:p>
        </text:list-item>
        <text:list-item>
          <text:p text:style-name="P221">Aiding team members on script issue and guidance on proper approach to script.</text:p>
        </text:list-item>
        <text:list-item>
          <text:p text:style-name="P222"><text:span text:style-name="T223">Arriving estimation for new CRs.</text:span></text:p>
        </text:list-item>
      </text:list>
      <text:p text:style-name="NoSpacing"><text:span text:style-name="T224"> </text:span></text:p>
      <text:p text:style-name="NoSpacing"><text:span text:style-name="T225">Environment</text:span><text:span text:style-name="T226">: Java, Selenium Web Driver, Selenium Grid, QC/ALM, Eclipse, TestNG, Maven, Windows 7, Eclipse, Manual Testing</text:span></text:p>
      <text:p text:style-name="P227"/>
      <text:p text:style-name="P228">Client: WIPRO.<text:tab/><text:tab/><text:tab/><text:s/><text:tab/><text:tab/><text:tab/><text:tab/><text:tab/><text:tab/>May 2015 – Nov 2017<text:s/></text:p>
      <text:soft-page-break/>
      <text:p text:style-name="P229">Location: KOLKATA, WEST BENGAL</text:p>
      <text:p text:style-name="P230">Role: EST AUTOMATION ENGINEER</text:p>
      <text:p text:style-name="P231">Responsibilities:</text:p>
      <text:p text:style-name="P232"/>
      <text:list text:style-name="LFO5" text:continue-numbering="true">
        <text:list-item>
          <text:p text:style-name="P233">Contributed to the development and execution of automated test scripts using Selenium WebDriver, Java, and TestNG, enhancing test coverage and efficiency.<text:s/></text:p>
        </text:list-item>
        <text:list-item>
          <text:p text:style-name="P234">Assisted in designing and implementing data-driven test scenarios for various software projects, resulting in more thorough testing.<text:s/></text:p>
        </text:list-item>
        <text:list-item>
          <text:p text:style-name="P235">Collaborated closely with developers to report, track, and verify defects, ensuring timely resolution.</text:p>
        </text:list-item>
        <text:list-item>
          <text:p text:style-name="P236">Actively participated in the creation of BDD automation frameworks using Cucumber and Gherkin, aligning testing efforts with business requirements.<text:s/></text:p>
        </text:list-item>
        <text:list-item>
          <text:p text:style-name="P237">Develop and maintain test automation scripts using tools such as Selenium WebDriver to ensure maximum test coverage and efficiency in the testing process.<text:s/></text:p>
        </text:list-item>
      </text:list>
      <text:p text:style-name="P238"/>
      <text:p text:style-name="P239">Client: WIPRO<text:tab/><text:tab/><text:tab/><text:tab/><text:tab/><text:tab/><text:tab/><text:tab/><text:tab/><text:tab/>NOV 2011 – Apr 2015</text:p>
      <text:p text:style-name="P240">Location: PUNE, MAHARASHTRA</text:p>
      <text:p text:style-name="P241">Role: SELENIUM-JAVA TEST ENGINEER</text:p>
      <text:p text:style-name="P242">Responsibilities:</text:p>
      <text:p text:style-name="P243"/>
      <text:list text:style-name="LFO6" text:continue-numbering="true">
        <text:list-item>
          <text:p text:style-name="P244">Played a key role in developing automation scripts for Web UI and Web Services using Core Java and Selenium.<text:s/></text:p>
        </text:list-item>
        <text:list-item>
          <text:p text:style-name="P245">Conducted test design and execution for comprehensive test coverage, identifying and reporting defects.<text:s/></text:p>
        </text:list-item>
        <text:list-item>
          <text:p text:style-name="P246">Collaborated with development teams to ensure timely defect resolution and quality improvements.<text:s/></text:p>
        </text:list-item>
        <text:list-item>
          <text:p text:style-name="P247">Gained hands-on experience in Core Java development and application development. -Collaborate with cross-functional teams to understand business requirements and translate them into technical solutions.</text:p>
        </text:list-item>
        <text:list-item>
          <text:p text:style-name="P248">I have prepared SMTD (System Maintenance Technical Document) for various project applications, acquiring transition knowledge.<text:s/></text:p>
        </text:list-item>
        <text:list-item>
          <text:p text:style-name="P249"><text:span text:style-name="T250">I have worked on OSF (Online Sales fulfilment), and PPDC (Prepaid Debit Card) and resolved tickets on those applications.</text:span></text:p>
        </text:list-item>
      </text:list>
      <text:p text:style-name="P251"/>
      <text:p text:style-name="P252">Education:<text:s/></text:p>
      <text:p text:style-name="P253"/>
      <text:p text:style-name="NoSpacing"><text:span text:style-name="T254">Bachelors in computer application (BCA), Techno India, Salt Lake - 201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asian="Times New Roman" style:letter-kerning="false" fo:language="en" fo:country="U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NoSpacingChar" style:display-name="No Spacing Char" style:family="text"/>
    <style:style style:name="ListParagraphChar" style:display-name="List Paragraph Char" style:family="text">
      <style:text-properties style:font-name="Calibri" style:font-name-asian="Calibri" style:font-name-complex="Mangal" fo:font-size="10pt" style:font-size-asian="10pt" style:font-size-complex="10pt" style:language-complex="hi" style:country-complex="IN"/>
    </style:style>
    <style:style style:name="ListParagraph" style:display-name="List Paragraph" style:family="paragraph" style:parent-style-name="Normal">
      <style:paragraph-properties fo:margin-bottom="0.1388in" fo:line-height="115%" fo:margin-left="0.5in">
        <style:tab-stops/>
      </style:paragraph-properties>
      <style:text-properties style:font-name-asian="Calibri" style:font-name-complex="Mangal" style:letter-kerning="true" fo:font-size="10pt" style:font-size-asian="10pt" style:font-size-complex="10pt" fo:language="en" fo:country="GB" style:language-complex="hi" style:country-complex="IN" fo:hyphenate="false"/>
    </style:style>
    <style:style style:name="BodyText2" style:display-name="Body Text 2" style:family="paragraph" style:parent-style-name="Normal">
      <style:paragraph-properties fo:text-align="justify"/>
      <style:text-properties style:font-name="Times New Roman" fo:font-size="12pt" style:font-size-asian="12pt" style:font-size-complex="12pt" fo:hyphenate="false"/>
    </style:style>
    <style:style style:name="BodyText2Char" style:display-name="Body Text 2 Char" style:family="text" style:parent-style-name="DefaultParagraphFont">
      <style:text-properties style:font-name="Times New Roman" style:font-name-asian="Times New Roman" style:font-name-complex="Times New Roman" style:letter-kerning="false" fo:font-size="12pt" style:font-size-asian="12pt" style:font-size-complex="12pt" fo:language="en" fo:country="US"/>
    </style:style>
    <style:style style:name="PlainText" style:display-name="Plain Text" style:family="paragraph" style:parent-style-name="Normal">
      <style:paragraph-properties fo:margin-top="0.0694in" fo:margin-bottom="0.0694in"/>
      <style:text-properties style:font-name="Times New Roman" fo:font-size="12pt" style:font-size-asian="12pt" style:font-size-complex="12pt" fo:hyphenate="false"/>
    </style:style>
    <style:style style:name="PlainTextChar" style:display-name="Plain Text Char" style:family="text" style:parent-style-name="DefaultParagraphFont">
      <style:text-properties style:font-name="Times New Roman" style:font-name-asian="Times New Roman" style:font-name-complex="Times New Roman" style:letter-kerning="false" fo:font-size="12pt" style:font-size-asian="12pt" style:font-size-complex="12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orige Kevin</meta:initial-creator>
    <dc:creator>Sudheer Tekprosol</dc:creator>
    <meta:creation-date>2023-09-28T14:24:00Z</meta:creation-date>
    <dc:date>2023-10-19T14:15:00Z</dc:date>
    <meta:template xlink:href="Normal" xlink:type="simple"/>
    <meta:editing-cycles>4</meta:editing-cycles>
    <meta:editing-duration>PT5160S</meta:editing-duration>
    <meta:document-statistic meta:page-count="5" meta:paragraph-count="28" meta:word-count="2125" meta:character-count="14213" meta:row-count="100" meta:non-whitespace-character-count="12116"/>
  </office:meta>
</office:document-meta>
</file>